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Vis mal detaljer</text:h>
      <text:p text:style-name="Standard">Vis-menyen for aktuell mal viser registrerte poster i malen. Figuren over viser fire registrerte poster.</text:p>
      <text:p text:style-name="Standard"/>
      <text:p text:style-name="Standard">Ved mange poster kan disse sorteres i stigende eller synkende rekkefølge ved å klikke på aktuelt kolonnenavn med farget tekst.</text:p>
      <text:p text:style-name="Standard"/>
      <text:p text:style-name="Standard">Eventuelt kan søkevindu benyttes for søk på bygningsdel, deler av eller hele ord i kode eller beskrivelse.</text:p>
      <text:p text:style-name="Standard"/>
      <text:p text:style-name="P1">Den enkelte post kan editeres <text:s/>eller slettes fra oversikten. I tillegg kan ny post legges til mal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4-04T09:16:50</meta:creation-date>
    <dc:creator>Sigurd Nes</dc:creator>
    <dc:date>2007-04-04T09:18:02</dc:date>
    <dc:language>en-US</dc:language>
    <meta:editing-cycles>2</meta:editing-cycles>
    <meta:editing-duration>PT1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73" meta:character-count="452"/>
  </office:meta>
</office:document-meta>
</file>